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16cm" svg:y1="19.721cm" svg:x2="26.613cm" svg:y2="19.721cm">
          <text:p/>
        </draw:line>
        <draw:custom-shape draw:style-name="gr1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15cm" svg:y1="8.283cm" svg:x2="26.612cm" svg:y2="8.283cm">
          <text:p/>
        </draw:line>
        <draw:custom-shape draw:style-name="gr4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1.764cm" svg:x2="27.285cm" svg:y2="1.764cm">
          <text:p/>
        </draw:line>
        <draw:line draw:style-name="gr5" draw:text-style-name="P1" draw:layer="layout" svg:x1="1.819cm" svg:y1="11.364cm" svg:x2="27.285cm" svg:y2="11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2:04:40.401759269</dc:date>
    <dc:creator>elucterio </dc:creator>
    <meta:editing-duration>P2DT10H58S</meta:editing-duration>
    <meta:editing-cycles>18</meta:editing-cycles>
    <meta:generator>LibreOffice/4.2.8.2$Linux_X86_64 LibreOffice_project/420m0$Build-2</meta:generator>
    <meta:document-statistic meta:object-count="18"/>
  </office:meta>
</office:document-meta>
</file>